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9bf" officeooo:paragraph-rsid="001309bf"/>
    </style:style>
    <style:style style:name="P2" style:family="paragraph" style:parent-style-name="Standard">
      <style:paragraph-properties fo:text-align="center" style:justify-single-word="false"/>
      <style:text-properties officeooo:rsid="001309bf" officeooo:paragraph-rsid="001309bf"/>
    </style:style>
    <style:style style:name="P3" style:family="paragraph" style:parent-style-name="Standard">
      <style:text-properties officeooo:rsid="00153ffe" officeooo:paragraph-rsid="00153ffe"/>
    </style:style>
    <style:style style:name="P4" style:family="paragraph" style:parent-style-name="Standard">
      <style:text-properties fo:color="#800000" officeooo:rsid="001309bf" officeooo:paragraph-rsid="0014b2b7"/>
    </style:style>
    <style:style style:name="P5" style:family="paragraph" style:parent-style-name="Standard">
      <style:text-properties fo:color="#800000" officeooo:rsid="00153ffe" officeooo:paragraph-rsid="00153ffe"/>
    </style:style>
    <style:style style:name="P6" style:family="paragraph" style:parent-style-name="Standard">
      <style:text-properties fo:color="#800000" officeooo:rsid="0019a154" officeooo:paragraph-rsid="0019a154"/>
    </style:style>
    <style:style style:name="P7" style:family="paragraph" style:parent-style-name="Standard">
      <style:text-properties fo:color="#800000" officeooo:rsid="001a8ae2" officeooo:paragraph-rsid="001a8ae2"/>
    </style:style>
    <style:style style:name="P8" style:family="paragraph" style:parent-style-name="Standard">
      <style:text-properties fo:color="#800000" officeooo:rsid="001f225a" officeooo:paragraph-rsid="001f225a"/>
    </style:style>
    <style:style style:name="P9" style:family="paragraph" style:parent-style-name="Standard">
      <style:text-properties fo:color="#800000" officeooo:rsid="001f53be" officeooo:paragraph-rsid="002026e0"/>
    </style:style>
    <style:style style:name="P10" style:family="paragraph" style:parent-style-name="Standard">
      <style:text-properties fo:color="#800000" officeooo:rsid="001f53be" officeooo:paragraph-rsid="001f53be"/>
    </style:style>
    <style:style style:name="P11" style:family="paragraph" style:parent-style-name="Standard">
      <style:text-properties fo:color="#800000" officeooo:rsid="002026e0" officeooo:paragraph-rsid="002026e0"/>
    </style:style>
    <style:style style:name="P12" style:family="paragraph" style:parent-style-name="Standard">
      <style:text-properties fo:color="#800000" officeooo:rsid="0021038f" officeooo:paragraph-rsid="0021038f"/>
    </style:style>
    <style:style style:name="P13" style:family="paragraph" style:parent-style-name="Standard">
      <style:text-properties fo:color="#800000" officeooo:rsid="0026a3c6" officeooo:paragraph-rsid="0026a3c6"/>
    </style:style>
    <style:style style:name="P14" style:family="paragraph" style:parent-style-name="Standard">
      <style:text-properties officeooo:rsid="0019a154" officeooo:paragraph-rsid="0019a154"/>
    </style:style>
    <style:style style:name="P15" style:family="paragraph" style:parent-style-name="Standard">
      <style:text-properties officeooo:rsid="001f225a" officeooo:paragraph-rsid="001f225a"/>
    </style:style>
    <style:style style:name="P16" style:family="paragraph" style:parent-style-name="Standard">
      <style:text-properties officeooo:rsid="001f53be" officeooo:paragraph-rsid="001f53be"/>
    </style:style>
    <style:style style:name="P17" style:family="paragraph" style:parent-style-name="Standard">
      <style:text-properties officeooo:rsid="0023afbd" officeooo:paragraph-rsid="0023afbd"/>
    </style:style>
    <style:style style:name="P18" style:family="paragraph" style:parent-style-name="Standard">
      <style:text-properties officeooo:rsid="001309bf" officeooo:paragraph-rsid="001309bf"/>
    </style:style>
    <style:style style:name="P19" style:family="paragraph" style:parent-style-name="Standard">
      <style:text-properties officeooo:rsid="002c08d6" officeooo:paragraph-rsid="002c08d6"/>
    </style:style>
    <style:style style:name="P20" style:family="paragraph" style:parent-style-name="Standard">
      <style:text-properties fo:color="#800000" officeooo:rsid="002c08d6" officeooo:paragraph-rsid="002c08d6"/>
    </style:style>
    <style:style style:name="T1" style:family="text">
      <style:text-properties officeooo:rsid="0014b2b7"/>
    </style:style>
    <style:style style:name="T2" style:family="text">
      <style:text-properties officeooo:rsid="00186e1b"/>
    </style:style>
    <style:style style:name="T3" style:family="text">
      <style:text-properties officeooo:rsid="001b2cf7"/>
    </style:style>
    <style:style style:name="T4" style:family="text">
      <style:text-properties officeooo:rsid="001cdd3a"/>
    </style:style>
    <style:style style:name="T5" style:family="text">
      <style:text-properties officeooo:rsid="001f225a"/>
    </style:style>
    <style:style style:name="T6" style:family="text">
      <style:text-properties officeooo:rsid="001f53be"/>
    </style:style>
    <style:style style:name="T7" style:family="text">
      <style:text-properties officeooo:rsid="002026e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2026e0"/>
    </style:style>
    <style:style style:name="T10" style:family="text">
      <style:text-properties officeooo:rsid="0022d724"/>
    </style:style>
    <style:style style:name="T11" style:family="text">
      <style:text-properties officeooo:rsid="002418da"/>
    </style:style>
    <style:style style:name="T12" style:family="text">
      <style:text-properties officeooo:rsid="002a722c"/>
    </style:style>
    <style:style style:name="T13" style:family="text">
      <style:text-properties officeooo:rsid="002c08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1a. Lista de Exercícios</text:p>
      <text:p text:style-name="P1"/>
      <text:p text:style-name="P1">A avaliação será baseada nas listas de exercícios disponibilizadas.</text:p>
      <text:p text:style-name="P1"/>
      <text:p text:style-name="P1">1. Defina um sistema computacional distribuído.</text:p>
      <text:p text:style-name="P4">R:- é um conjunto de computadores independentes e talvez diferentes entre si, comunicam-<text:span text:style-name="T1">se</text:span> através de mensagem p<text:span text:style-name="T1">or </text:span>rede, <text:span text:style-name="T1">e</text:span> se apresentam ao usuário final como um sistema único.</text:p>
      <text:p text:style-name="P1"/>
      <text:p text:style-name="P1">2. Quais as principais diferenças entre um sistema paralelo e um sistema distribuído?</text:p>
      <text:p text:style-name="P1"/>
      <text:p text:style-name="P1"/>
      <text:p text:style-name="P1">3. Defina e discuta três aspectos de confiabilidade: disponibilidade, integridade e</text:p>
      <text:p text:style-name="P1">tolerância a falhas.</text:p>
      <text:p text:style-name="P1">Forneça exemplos de sistemas onde esses três aspectos podem ser ordenados de</text:p>
      <text:p text:style-name="P1">forma diferente em termos de importância.</text:p>
      <text:p text:style-name="P5">R:- Integridade - deve garantir a veracidade da informação protegendo-a de modicações não</text:p>
      <text:p text:style-name="P5">autorizadas;</text:p>
      <text:p text:style-name="P5">Disponibilidade - objetiva prevenir interrupções na operação da rede garantindo a</text:p>
      <text:p text:style-name="P5">disponibilidade do uso da informação.</text:p>
      <text:p text:style-name="P5"><text:span text:style-name="T2">Tolerância</text:span> de falhas - conjunto de técnicas utilizadas para detectar, mascarar e tolerar falhas</text:p>
      <text:p text:style-name="P5">no sistema, visa entregar o serviço correto mesmo na presença de falhas</text:p>
      <text:p text:style-name="P3"/>
      <text:p text:style-name="P1">4. Explique o que se entende por Middleware.</text:p>
      <text:p text:style-name="P6">R:-Middleware, é um software com o objetivo de dar uma visão homogênea para um conjunto de computadores, dar suporte na comunicação e compartilhamento de recursos para um sistema <text:span text:style-name="T13">distribuído.</text:span> Gerencia a comunicação entre o sistema.</text:p>
      <text:p text:style-name="P14"/>
      <text:p text:style-name="P1">5. Explique o significado de transparência de distribuição e mencione 5 tipos de</text:p>
      <text:p text:style-name="P1">transparência.</text:p>
      <text:p text:style-name="P7">R:- A transparência de distribuição é o fenômeno pelo qual <text:span text:style-name="T3">as características</text:span> <text:span text:style-name="T3">do sistema distribuído é ocultada </text:span>do usuários <text:span text:style-name="T3">na aplicação</text:span>.</text:p>
      <text:p text:style-name="P7"><text:span text:style-name="T3">Por e</text:span>xemplos <text:span text:style-name="T3">são: </text:span>transparência de acesso, localização, migração, <text:span text:style-name="T4">falhas, escalabilidade.</text:span></text:p>
      <text:p text:style-name="P1"/>
      <text:p text:style-name="P1">6. Dê um exemplo que mostre porque nem sempre é uma boa ideia obter transparência</text:p>
      <text:p text:style-name="P1">total de distribuição.</text:p>
      <text:p text:style-name="P20">R:- As aplicações de Internet que tentam contatar algum serviço de algum servidor repetidas</text:p>
      <text:p text:style-name="P20">vezes antes de desistir. Talvez seja melhor desistir mais cedo ou permitir que o usuário</text:p>
      <text:p text:style-name="P20">cancele as tentativas antes de ficar repetidas vezes fazendo requisições, usuário avançado não consegue observar o fluxo de dados do sistema, e caso aconteça alguma falha fica mais difícil resolver o problema.</text:p>
      <text:p text:style-name="P1"/>
      <text:p text:style-name="P1">7. Por que é impossível alcançar transparência completa de distribuição?</text:p>
      <text:p text:style-name="P20">R:- Por que esconder falhas de rede e nós é impossível na teoria e na prática, não é possível distinguir se o computador está com falha ou se está lento lento não é possível saber se um servidor completou uma tarefa antes de algum erro ou desligamento total inesperado.</text:p>
      <text:p text:style-name="P19"/>
      <text:p text:style-name="P1">8. Explique a diferença entre concorrência e paralelismo</text:p>
      <text:p text:style-name="P13">R:-<text:span text:style-name="T8">Paralelismo:</text:span> Acontece quando duas ou mais tarefas são executadas, literalmente, ao mesmo tempo. Necessita, obviamente</text:p>
      <text:p text:style-name="P13">de um processador com múltiplas cores, ou múltiplos processadores para que mais de um processo ou thread seja executado ao mesmo tempo.</text:p>
      <text:p text:style-name="P13"><text:soft-page-break/><text:span text:style-name="T8">Concorrencia: </text:span>Quando duas ou mais tarefas podem começar a ser executadas e terminar em espaços de tempo que se sobrepõem não significando que elas precisam estar em execução necessariamente no mesmo instante.</text:p>
      <text:p text:style-name="P1"/>
      <text:p text:style-name="P1">9. Qual a diferença entre distribuição horizontal e vertical?</text:p>
      <text:p text:style-name="P9">R:- <text:span text:style-name="T9">Distribuição horizontal:</text:span><text:span text:style-name="T7"> é a distribuição usada no P2P. É baseada na distribuição dos clientes</text:span></text:p>
      <text:p text:style-name="P11">e servidores. Um cliente ou servidor podem estar fisicamente divididos em partes lógicas</text:p>
      <text:p text:style-name="P11">equivalentes, cada uma operando sobre sua porção de dados, o que balanceia a carga.</text:p>
      <text:p text:style-name="P9"><text:span text:style-name="T8">Distribuição vertical:</text:span> é a organização da aplicação em multicamadas. Divide</text:p>
      <text:p text:style-name="P10">componentes logicamente diferentes em máquinas fisicamente diferentes. Com isso facilita o</text:p>
      <text:p text:style-name="P10">gerenciamento do sistema, pois cada máquina pode ser responsável por um grupo específico de funções.</text:p>
      <text:p text:style-name="P16"/>
      <text:p text:style-name="P1">10. Descreve e apresente as principais <text:span text:style-name="T5">características</text:span> de um sistemas Cliente/Servido<text:span text:style-name="T6">r</text:span> e</text:p>
      <text:p text:style-name="P1">Peer-to-Peer (P2P)</text:p>
      <text:p text:style-name="P8">R:-<text:span text:style-name="T8">Cliente/Servidor:</text:span> é uma estrutura de aplicação distribuída que distribui as tarefas e cargas de</text:p>
      <text:p text:style-name="P8">trabalho entre os fornecedores de um recurso ou serviço, designados como servidores</text:p>
      <text:p text:style-name="P8">e os requerentes dos serviços, designados como clientes.</text:p>
      <text:p text:style-name="P8"><text:span text:style-name="T8">P2P:</text:span> é uma arquitetura de redes de computadores onde cada um dos pontos ou nós da</text:p>
      <text:p text:style-name="P8">rede funciona tanto como cliente quanto como servidor</text:p>
      <text:p text:style-name="P8">permitindo compartilhamentos de serviços e dados sem a necessidade de um servidor</text:p>
      <text:p text:style-name="P8">central.</text:p>
      <text:p text:style-name="P15"/>
      <text:p text:style-name="P17">11. Podemos dizer que sistemas P2P resolvem o problema de escalabilidade administrativa. Explique</text:p>
      <text:p text:style-name="P12"><text:span text:style-name="T12">R</text:span>:- <text:span text:style-name="T11">A</text:span> ideia de sistemas P2P é distribuir a informação para os clientes a partir dai os</text:p>
      <text:p text:style-name="P12">clientes passam a ser clientes e servidores ao mesmo tempo evitando que seja um serviço centralizado onde há apenas um servidor para <text:span text:style-name="T10">todos os clientes, então a informação pode ser compartilhada facilmente entre os nós da re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21:34:21.492347272</meta:creation-date>
    <dc:date>2018-04-04T17:01:05.461327087</dc:date>
    <meta:editing-duration>PT1H50M47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690" meta:character-count="4519" meta:non-whitespace-character-count="3880"/>
  </office:meta>
</office:document-meta>
</file>